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3.923cm" svg:y="1.083cm">
            <draw:object draw:notify-on-update-of-ranges="Hoja1.B4:Hoja1.B7 Hoja1.B3:Hoja1.C3 Hoja1.C4:Hoja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distancia</text:p>
          </table:table-cell>
          <table:table-cell office:value-type="string" calcext:value-type="string">
            <text:p>Reynolds</text:p>
          </table:table-cell>
          <table:table-cell table:style-name="Default" office:value-type="string" calcext:value-type="string">
            <text:p>VISCOSIDAD</text:p>
          </table:table-cell>
        </table:table-row>
        <table:table-row table:style-name="ro1">
          <table:table-cell/>
          <table:table-cell office:value-type="float" office:value="7.9417" calcext:value-type="float">
            <text:p>7,9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1,00E-03</text:p>
          </table:table-cell>
        </table:table-row>
        <table:table-row table:style-name="ro1">
          <table:table-cell/>
          <table:table-cell office:value-type="float" office:value="7.70847" calcext:value-type="float">
            <text:p>7,70847</text:p>
          </table:table-cell>
          <table:table-cell office:value-type="float" office:value="300" calcext:value-type="float">
            <text:p>300</text:p>
          </table:table-cell>
          <table:table-cell office:value-type="float" office:value="0.0033" calcext:value-type="float">
            <text:p>3,30E-03</text:p>
          </table:table-cell>
        </table:table-row>
        <table:table-row table:style-name="ro1">
          <table:table-cell/>
          <table:table-cell office:value-type="float" office:value="7.70847" calcext:value-type="float">
            <text:p>7,70847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1,00E-02</text:p>
          </table:table-cell>
        </table:table-row>
        <table:table-row table:style-name="ro1">
          <table:table-cell/>
          <table:table-cell office:value-type="float" office:value="9.60517" calcext:value-type="float">
            <text:p>9,60517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1,10E-01</text:p>
          </table:table-cell>
        </table:table-row>
      </table:table>
      <table:named-expressions/>
      <table:database-ranges>
        <table:database-range table:name="__Anonymous_Sheet_DB__0" table:target-range-address="Hoja1.B4:Hoja1.C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14:38:04.279860300</meta:creation-date>
    <dc:date>2025-12-19T16:22:15.423904100</dc:date>
    <meta:editing-duration>PT1H33M58S</meta:editing-duration>
    <meta:editing-cycles>1</meta:editing-cycles>
    <meta:document-statistic meta:table-count="1" meta:cell-count="15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69cm" svg:y="4.201cm" style:legend-expansion="high" chart:style-name="ch2"/>
        <chart:plot-area chart:style-name="ch3" svg:x="0.32cm" svg:y="0.18cm" svg:width="11.129cm" svg:height="8.64cm">
          <chart:coordinate-region svg:x="1.336cm" svg:y="0.379cm" svg:width="9.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:Hoja1.C7" chart:label-cell-address="Hoja1.B3:Hoja1.C3" chart:class="chart:scatter">
            <chart:domain table:cell-range-address="Hoja1.B4:Hoja1.B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istancia Reynolds</text:p>
                <text:list>
                  <text:list-item>
                    <text:p>distancia</text:p>
                  </text:list-item>
                  <text:list-item>
                    <text:p>Reynolds</text:p>
                  </text:list-item>
                </text:list>
                <draw:g>
                  <svg:desc>Hoja1.B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417">
                <text:p>7.9417</text:p>
                <draw:g>
                  <svg:desc>Hoja1.B4:Hoja1.B7</svg:desc>
                </draw:g>
              </table:table-cell>
              <table:table-cell office:value-type="float" office:value="1000">
                <text:p>1000</text:p>
                <draw:g>
                  <svg:desc>Hoja1.C4:Hoja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0847">
                <text:p>7.7084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0847">
                <text:p>7.708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0517">
                <text:p>9.6051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